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D00000226FFFE874D6DEBC0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5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5cm"/>
    </style:style>
    <style:style style:name="P1" style:family="paragraph">
      <style:paragraph-properties fo:margin-left="1.905cm" fo:margin-right="0cm" fo:margin-top="0cm" fo:margin-bottom="0cm" fo:text-align="start" fo:text-indent="0cm"/>
    </style:style>
    <style:style style:name="P2" style:family="paragraph">
      <loext:graphic-properties draw:fill-color="#ffffff"/>
      <style:paragraph-properties fo:margin-left="1.905cm" fo:margin-right="0cm" fo:margin-top="0cm" fo:margin-bottom="0cm" fo:text-align="start" fo:text-indent="0cm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CodEng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list text:style-name="L2">
              <text:list-item>
                <text:p text:style-name="P1">Varför?</text:p>
              </text:list-item>
              <text:list-item>
                <text:p text:style-name="P1">Målgrupp?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Klasser och struktur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CE-objekt</text:p>
              </text:list-item>
              <text:list-item>
                <text:p>Nod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5cm" svg:x="1.4cm" svg:y="0.837cm" presentation:class="title">
          <draw:text-box>
            <text:p>Scope</text:p>
          </draw:text-box>
        </draw:frame>
        <draw:frame draw:style-name="gr2" draw:text-style-name="P4" draw:layer="layout" svg:width="15.515cm" svg:height="14.894cm" svg:x="6.604cm" svg:y="3.902cm" presentation:class="graphic" presentation:user-transformed="true">
          <draw:image xlink:href="Pictures/100000000000023D00000226FFFE874D6DEBC0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5cm" svg:x="1.4cm" svg:y="0.837cm" presentation:class="title" presentation:user-transformed="true">
          <draw:text-box>
            <text:p>Problem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Lexer</text:p>
              </text:list-item>
              <text:list-item>
                <text:p>Scop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09:37:48.796296411</meta:creation-date>
    <dc:date>2019-05-17T11:25:46.371902064</dc:date>
    <meta:editing-duration>PT35M26S</meta:editing-duration>
    <meta:editing-cycles>2</meta:editing-cycles>
    <meta:generator>LibreOffice/6.2.3.2$Linux_X86_64 LibreOffice_project/20$Build-2</meta:generator>
    <meta:document-statistic meta:object-count="37"/>
  </office:meta>
</office:document-meta>
</file>